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23" style:family="table-column">
      <style:table-column-properties fo:break-before="auto" style:column-width="263.14pt"/>
    </style:style>
    <style:style style:name="co24" style:family="table-column">
      <style:table-column-properties fo:break-before="auto" style:column-width="241.4pt"/>
    </style:style>
    <style:style style:name="co27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7" style:family="table-cell" style:parent-style-name="Default">
      <style:text-properties style:text-position="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7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5" style:family="table-cell" style:parent-style-name="Default">
      <style:text-properties style:text-position="" fo:font-size="15pt" style:font-size-asian="15pt" style:font-size-complex="15pt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71" style:family="table-cell" style:parent-style-name="Default">
      <style:text-properties style:text-position="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76" style:family="table-cell" style:parent-style-name="Default">
      <style:table-cell-properties fo:background-color="transparent"/>
      <style:text-properties style:text-position="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94" style:family="table-cell" style:parent-style-name="Default">
      <style:text-properties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98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11" table:default-cell-style-name="ce47"/>
        <table:table-column table:style-name="co7" table:number-columns-repeated="1019" table:default-cell-style-name="Default"/>
        <table:table-row table:style-name="ro1">
          <table:table-cell table:style-name="ce44" office:value-type="string" calcext:value-type="string">
            <text:p>Objective</text:p>
          </table:table-cell>
          <table:table-cell table:style-name="ce48" office:value-type="string" calcext:value-type="string">
            <text:p>Move</text:p>
          </table:table-cell>
          <table:table-cell table:style-name="ce48" office:value-type="string" calcext:value-type="string">
            <text:p>Actions</text:p>
          </table:table-cell>
          <table:table-cell table:style-name="ce44" office:value-type="string" calcext:value-type="string">
            <text:p>Wait Condition</text:p>
          </table:table-cell>
          <table:table-cell table:style-name="ce4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anage_attack_anim</text:p>
          </table:table-cell>
          <table:table-cell table:number-columns-repeated="2" table:style-name="ce95" office:value-type="string" calcext:value-type="string">
            <text:p>cancel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number-columns-repeated="2" table:style-name="ce95" office:value-type="string" calcext:value-type="string">
            <text:p>wait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style-name="ce95" table:number-columns-repeated="2"/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 office:value-type="string" calcext:value-type="string">
            <text:p>item_hp_recovery</text:p>
          </table:table-cell>
          <table:table-cell table:style-name="ce49" office:value-type="string" calcext:value-type="string">
            <text:p>heal_faerie_fire</text:p>
          </table:table-cell>
          <table:table-cell table:style-name="ce45" office:value-type="string" calcext:value-type="string">
            <text:p>heal_faerie_fire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49"/>
          <table:table-cell table:style-name="ce45"/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close_fight</text:p>
          </table:table-cell>
          <table:table-cell table:style-name="ce49" office:value-type="string" calcext:value-type="string">
            <text:p>use_pike</text:p>
          </table:table-cell>
          <table:table-cell table:style-name="ce45" office:value-type="string" calcext:value-type="string">
            <text:p>use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table:style-name="ce45" office:value-type="string" calcext:value-type="string">
            <text:p>kill_enemy_hero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5" table:number-columns-repeated="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95" table:number-columns-repeated="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number-columns-repeated="5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81"/>
        <table:table-column table:style-name="co23" table:default-cell-style-name="ce81"/>
        <table:table-column table:style-name="co3" table:default-cell-style-name="ce81"/>
        <table:table-column table:style-name="co24" table:default-cell-style-name="ce81"/>
        <table:table-column table:style-name="co27" table:default-cell-style-name="ce81"/>
        <table:table-column table:style-name="co6" table:default-cell-style-name="ce81"/>
        <table:table-column table:style-name="co7" table:number-columns-repeated="993" table:default-cell-style-name="ce84"/>
        <table:table-column table:style-name="co7" table:number-columns-repeated="23" table:default-cell-style-name="ce85"/>
        <table:table-row table:style-name="ro1">
          <table:table-cell table:style-name="ce78" office:value-type="string" calcext:value-type="string">
            <text:p>Objective</text:p>
          </table:table-cell>
          <table:table-cell table:style-name="ce82" office:value-type="string" calcext:value-type="string">
            <text:p>Move</text:p>
          </table:table-cell>
          <table:table-cell table:style-name="ce82" office:value-type="string" calcext:value-type="string">
            <text:p>Actions</text:p>
          </table:table-cell>
          <table:table-cell table:style-name="ce78" office:value-type="string" calcext:value-type="string">
            <text:p>Wait Condition</text:p>
          </table:table-cell>
          <table:table-cell table:style-name="ce82" office:value-type="string" calcext:value-type="string">
            <text:p>Cancel Condition</text:p>
          </table:table-cell>
          <table:table-cell table:style-name="ce82"/>
          <table:table-cell table:number-columns-repeated="1016"/>
        </table:table-row>
        <table:table-row table:style-name="ro1">
          <table:table-cell table:style-name="ce83" office:value-type="string" calcext:value-type="string">
            <text:p>buyback</text:p>
          </table:table-cell>
          <table:table-cell table:number-columns-repeated="2" table:style-name="ce83" office:value-type="string" calcext:value-type="string">
            <text:p>do_buyb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 table:number-columns-repeated="3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glyph</text:p>
          </table:table-cell>
          <table:table-cell table:style-name="ce83" office:value-type="string" calcext:value-type="string">
            <text:p>do_glyph</text:p>
          </table:table-cell>
          <table:table-cell table:style-name="ce79" office:value-type="string" calcext:value-type="string">
            <text:p>do_glyph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/>
          <table:table-cell table:style-name="ce83"/>
          <table:table-cell table:style-name="ce79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swap_items</text:p>
          </table:table-cell>
          <table:table-cell table:style-name="ce83" office:value-type="string" calcext:value-type="string">
            <text:p>put_wraith_band_in_backpack</text:p>
          </table:table-cell>
          <table:table-cell table:style-name="ce79" office:value-type="string" calcext:value-type="string">
            <text:p>put_wraith_band_in_backpack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put_item_in_inventory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wraith_band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mango_wraith_band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to_backp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raindrop_mango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style-name="ce83" table:number-columns-repeated="2"/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 office:value-type="string" calcext:value-type="string">
            <text:p>item_hp_recovery</text:p>
          </table:table-cell>
          <table:table-cell table:style-name="ce83" office:value-type="string" calcext:value-type="string">
            <text:p>heal_flask</text:p>
          </table:table-cell>
          <table:table-cell table:style-name="ce79" office:value-type="string" calcext:value-type="string">
            <text:p>heal_flas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style-name="ce83" office:value-type="string" calcext:value-type="string">
            <text:p>heal_faerie_fire</text:p>
          </table:table-cell>
          <table:table-cell table:style-name="ce79" office:value-type="string" calcext:value-type="string">
            <text:p>heal_faerie_fire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tp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number-columns-repeated="2" table:style-name="ce79" office:value-type="string" calcext:value-type="string">
            <text:p>use_gust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 office:value-type="string" calcext:value-type="string">
            <text:p>base_recovery</text:p>
          </table:table-cell>
          <table:table-cell table:style-name="ce83" office:value-type="string" calcext:value-type="string">
            <text:p>deliver_items</text:p>
          </table:table-cell>
          <table:table-cell table:style-name="ce79" office:value-type="string" calcext:value-type="string">
            <text:p>deliver_items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h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m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move_base</text:p>
          </table:table-cell>
          <table:table-cell table:style-name="ce79" office:value-type="string" calcext:value-type="string">
            <text:p>wait_move_base</text:p>
          </table:table-cell>
          <table:table-cell table:style-name="ce79" office:value-type="string" calcext:value-type="string">
            <text:p>cancel_move_bas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83" office:value-type="string" calcext:value-type="string">
            <text:p>move_safe_recovery</text:p>
          </table:table-cell>
          <table:table-cell table:style-name="ce79" office:value-type="string" calcext:value-type="string">
            <text:p>move_safe_spot</text:p>
          </table:table-cell>
          <table:table-cell table:style-name="ce91" office:value-type="string" calcext:value-type="string">
            <text:p>wait_move_safe_recovery</text:p>
          </table:table-cell>
          <table:table-cell table:style-name="ce91" office:value-type="string" calcext:value-type="string">
            <text:p>cancel_move_safe_recovery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83" office:value-type="string" calcext:value-type="string">
            <text:p>evad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83" office:value-type="string" calcext:value-type="string">
            <text:p>wait_evade_enemy_hero</text:p>
          </table:table-cell>
          <table:table-cell table:style-name="ce83" office:value-type="string" calcext:value-type="string">
            <text:p>cancel_evad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evade_enemy_tower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tower</text:p>
          </table:table-cell>
          <table:table-cell table:style-name="ce79" office:value-type="string" calcext:value-type="string">
            <text:p>cancel_evade_enemy_tower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enemy_creeps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creeps</text:p>
          </table:table-cell>
          <table:table-cell table:style-name="ce79" office:value-type="string" calcext:value-type="string">
            <text:p>cancel_evade_enemy_creeps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invisibl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invisible_enemy_hero</text:p>
          </table:table-cell>
          <table:table-cell table:style-name="ce79" office:value-type="string" calcext:value-type="string">
            <text:p>cancel_evade_invisibl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15" table:default-cell-style-name="ce67"/>
        <table:table-column table:style-name="co11" table:default-cell-style-name="ce67"/>
        <table:table-column table:style-name="co7" table:number-columns-repeated="1019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/>
          <table:table-cell table:style-name="ce69"/>
          <table:table-cell table:style-name="ce65"/>
          <table:table-cell table:style-name="ce66"/>
          <table:table-cell table:style-name="ce65"/>
          <table:table-cell table:number-columns-repeated="1019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table:number-columns-repeated="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67"/>
        <table:table-column table:style-name="co16" table:default-cell-style-name="ce6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6" table:default-cell-style-name="ce67"/>
        <table:table-column table:style-name="co7" table:number-columns-repeated="993" table:default-cell-style-name="ce70"/>
        <table:table-column table:style-name="co7" table:number-columns-repeated="23" table:default-cell-style-name="ce71"/>
        <table:table-column table:style-name="co7" table:number-columns-repeated="2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style-name="ce68"/>
          <table:table-cell table:number-columns-repeated="1018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style-name="ce72" table:number-columns-repeated="2"/>
          <table:table-cell table:style-name="ce65"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glyph</text:p>
          </table:table-cell>
          <table:table-cell table:style-name="ce69" office:value-type="string" calcext:value-type="string">
            <text:p>do_glyph</text:p>
          </table:table-cell>
          <table:table-cell table:style-name="ce65" office:value-type="string" calcext:value-type="string">
            <text:p>do_glyph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72" table:number-columns-repeated="2"/>
          <table:table-cell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prepare_for_match</text:p>
          </table:table-cell>
          <table:table-cell table:style-name="ce69" office:value-type="string" calcext:value-type="string">
            <text:p>buy_starting_items</text:p>
          </table:table-cell>
          <table:table-cell table:style-name="ce66" office:value-type="string" calcext:value-type="string">
            <text:p>buy_starting_items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6"/>
          <table:table-cell table:style-name="ce69"/>
          <table:table-cell table:style-name="ce66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swap_items</text:p>
          </table:table-cell>
          <table:table-cell table:style-name="ce69" office:value-type="string" calcext:value-type="string">
            <text:p>put_wraith_band_in_backpack</text:p>
          </table:table-cell>
          <table:table-cell table:style-name="ce65" office:value-type="string" calcext:value-type="string">
            <text:p>put_wraith_band_in_backpack</text:p>
          </table:table-cell>
          <table:table-cell table:style-name="ce66"/>
          <table:table-cell table:style-name="ce65" table:number-columns-repeated="2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put_item_in_inventory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mango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to_backpack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raindrop_mango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item_hp_recovery</text:p>
          </table:table-cell>
          <table:table-cell table:style-name="ce69" office:value-type="string" calcext:value-type="string">
            <text:p>heal_faerie_fire</text:p>
          </table:table-cell>
          <table:table-cell table:style-name="ce65" office:value-type="string" calcext:value-type="string">
            <text:p>heal_faerie_fire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office:value-type="string" calcext:value-type="string">
            <text:p>evade_invisibl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invisible_enemy_hero</text:p>
          </table:table-cell>
          <table:table-cell table:style-name="ce65" office:value-type="string" calcext:value-type="string">
            <text:p>cancel_evade_invisibl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3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upgrade_skills</text:p>
          </table:table-cell>
          <table:table-cell table:number-columns-repeated="2" table:style-name="ce65" office:value-type="string" calcext:value-type="string">
            <text:p>upgrade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table:number-columns-repeated="2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4:13:43.595023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6T14:14:01.609752588</dc:date>
    <meta:editing-duration>P3DT18H44M18S</meta:editing-duration>
    <meta:editing-cycles>2927</meta:editing-cycles>
    <dc:creator>Ilya Shpigor</dc:creator>
    <meta:document-statistic meta:table-count="6" meta:cell-count="319" meta:object-count="0"/>
  </office:meta>
</office:document-meta>
</file>